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Token.ContextToken( String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Toke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Token.write( Object valu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xtToken.read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Token.getToke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